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1783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2.0102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1.3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fo:background-color="#000080"/>
      <style:text-properties fo:color="#ffffff" fo:font-size="12pt" fo:font-weight="bold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Arial" style:font-name-asian="Arial" style:font-name-complex="Tahom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0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1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3">
            <text:p>1.3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24/12/201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GateI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9">
            <text:p>2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 office:value-type="string">
            <text:p>1.1</text:p>
          </table:table-cell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44 </text:span></text:p>
            <text:p><text:span text:style-name="T4">PORTAL-37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 office:value-type="string">
            <text:p>1.2</text:p>
          </table:table-cell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4/Dec/10</text:p>
          </table:table-cell>
          <table:table-cell table:style-name="ce22" office:value-type="string">
            <text:p>1.3</text:p>
          </table:table-cell>
          <table:table-cell table:style-name="ce28" office:value-type="string">
            <text:p>Update with new format</text:p>
          </table:table-cell>
          <table:table-cell table:style-name="ce36" office:value-type="string">
            <text:p>hang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19" table:number-columns-repeated="252"/>
        </table:table-row>
        <table:table-row table:style-name="ro12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2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5">
          <table:table-cell table:style-name="ce61" office:value-type="float" office:value="1">
            <text:p>001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6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6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5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6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6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6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5" office:value-type="string">
            <text:p>Total Main Cases:</text:p>
          </table:table-cell>
          <table:table-cell table:style-name="ce70" table:formula="oooc:=MAX([.A7:.A859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6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6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8">
          <table:table-cell table:style-name="ce61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7])" office:value-type="string" office:string-value="Portal/REG_GTN_CCP_314">
            <text:p>Portal/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ooc:=CONCATENATE(&quot;Portal&quot;;&quot;/&quot;;[.B8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ooc:=CONCATENATE(&quot;Portal&quot;;&quot;/&quot;;[.B9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GTN_CCP_51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0])" office:value-type="string" office:string-value="Portal/REG_GTN_CCP_51">
            <text:p>Portal/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REG_GTN_CCP_366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1])" office:value-type="string" office:string-value="Portal/REG_GTN_CCP_366">
            <text:p>Portal/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2])" office:value-type="string" office:string-value="Portal/REG_GTN_CCP_394">
            <text:p>Portal/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4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 office:value-type="string">
            <text:p>Max length of Group label is limited to 30 characters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4" office:value-type="string">
            <text:p>Step 2: Check max length of Group label field</text:p>
          </table:table-cell>
          <table:table-cell table:style-name="ce124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7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REG_GTN_CCP_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8" table:formula="oooc:=CONCATENATE(&quot;Portal&quot;;&quot;/&quot;;[.B15])" office:value-type="string" office:string-value="Portal/REG_GTN_CCP_394">
            <text:p>Portal/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8" table:formula="oooc:=CONCATENATE(&quot;Portal&quot;;&quot;/&quot;;[.B16])" office:value-type="string" office:string-value="Portal/REG_GTN_CCP_394">
            <text:p>Portal/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20">
          <table:table-cell table:style-name="ce91" table:number-columns-repeated="2"/>
          <table:table-cell table:style-name="ce72"/>
          <table:table-cell table:style-name="ce91" table:number-columns-repeated="5"/>
          <table:table-cell table:style-name="ce84"/>
          <table:table-cell table:style-name="ce91" table:number-columns-repeated="247"/>
        </table:table-row>
        <table:table-row table:style-name="ro20" table:number-rows-repeated="36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 table:number-rows-repeated="653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table:table-column table:style-name="co12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number-columns-repeated="244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1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1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1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64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1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1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1">
          <table:table-cell table:style-name="ce61" office:value-type="float" office:value="1">
            <text:p>001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21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18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1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6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1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8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18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8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1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3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7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7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7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5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table:table-column table:style-name="co12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9">
          <table:table-cell table:style-name="ce61" office:value-type="float" office:value="1">
            <text:p>001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7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6">- Click Edit icon at the second container &amp; input 70% for Width then 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6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7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6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8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7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8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7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5" table:default-cell-style-name="ce172"/>
        <table:table-column table:style-name="co36" table:default-cell-style-name="ce172"/>
        <table:table-column table:style-name="co27" table:default-cell-style-name="ce172"/>
        <table:table-column table:style-name="co37" table:default-cell-style-name="ce172"/>
        <table:table-column table:style-name="co38" table:number-columns-repeated="2" table:default-cell-style-name="ce172"/>
        <table:table-column table:style-name="co39" table:number-columns-repeated="245" table:default-cell-style-name="ce172"/>
        <table:table-column table:style-name="co39" table:number-columns-repeated="4" table:default-cell-style-name="Default"/>
        <table:table-column table:style-name="co12" table:default-cell-style-name="Default"/>
        <table:table-row table:style-name="ro25">
          <table:table-cell table:style-name="ce168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8"/>
          <table:covered-table-cell table:style-name="ce176"/>
          <table:table-cell table:style-name="ce176"/>
          <table:table-cell table:style-name="ce17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5">
          <table:covered-table-cell table:number-columns-repeated="3" table:style-name="ce169"/>
          <table:covered-table-cell table:style-name="ce176"/>
          <table:table-cell table:style-name="ce176"/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26">
          <table:table-cell table:style-name="ce170" office:value-type="string">
            <text:p>Id</text:p>
          </table:table-cell>
          <table:table-cell table:style-name="ce170" office:value-type="string">
            <text:p>Product</text:p>
          </table:table-cell>
          <table:table-cell table:style-name="ce175" office:value-type="string">
            <text:p>Functionality</text:p>
          </table:table-cell>
          <table:table-cell table:style-name="ce175" office:value-type="string">
            <text:p>Bug summary</text:p>
          </table:table-cell>
          <table:table-cell table:style-name="ce175" office:value-type="string">
            <text:p>Product bugID</text:p>
          </table:table-cell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9">
          <table:table-cell table:style-name="ce47" office:value-type="string">
            <text:p>REG_GTN_CCP_120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0" table:formula="oooc:=SUMPRODUCT(([Bugs_v1_6_1.B$7:Bugs_v1_6_1.B$970]=[.$A4])*([Bugs_v1_6_1.A$7:Bugs_v1_6_1.A$970]&lt;&gt;&quot;&quot;))" office:value-type="float" office:value="1">
            <text:p>1</text:p>
          </table:table-cell>
          <table:table-cell table:style-name="ce183" office:value-type="string">
            <text:p>1.6.1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122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0" table:formula="oooc:=SUMPRODUCT(([Bugs_v1_6_1.B$7:Bugs_v1_6_1.B$970]=[.$A5])*([Bugs_v1_6_1.A$7:Bugs_v1_6_1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_6_5.B$7:Bugs_v1_6_5.B$970]=[.$A6])*([Bugs_v1_6_5.A$7:Bugs_v1_6_5.A$970]&lt;&gt;&quot;&quot;))" office:value-type="float" office:value="1">
            <text:p>1</text:p>
          </table:table-cell>
          <table:table-cell table:style-name="ce183" office:value-type="string">
            <text:p>1.6.5</text:p>
          </table:table-cell>
          <table:table-cell table:style-name="ce48" table:number-columns-repeated="244"/>
          <table:table-cell table:style-name="ce184" table:number-columns-repeated="5"/>
        </table:table-row>
        <table:table-row table:style-name="ro10">
          <table:table-cell table:style-name="ce47" office:value-type="string">
            <text:p>REG_GTN_CCP_314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0" table:formula="oooc:=SUMPRODUCT(([Bugs_v1_6_5.B$7:Bugs_v1_6_5.B$970]=[.$A7])*([Bugs_v1_6_5.A$7:Bugs_v1_6_5.A$970]&lt;&gt;&quot;&quot;))" office:value-type="float" office:value="1">
            <text:p>1</text:p>
          </table:table-cell>
          <table:table-cell table:style-name="ce183"/>
          <table:table-cell table:style-name="ce48" table:number-columns-repeated="244"/>
          <table:table-cell table:style-name="ce184" table:number-columns-repeated="5"/>
        </table:table-row>
        <table:table-row table:style-name="ro10">
          <table:table-cell table:style-name="ce47" office:value-type="string">
            <text:p>REG_GTN_CCP_366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0" table:formula="oooc:=SUMPRODUCT(([Bugs_v1_6_5.B$7:Bugs_v1_6_5.B$970]=[.$A8])*([Bugs_v1_6_5.A$7:Bugs_v1_6_5.A$970]&lt;&gt;&quot;&quot;))" office:value-type="float" office:value="1">
            <text:p>1</text:p>
          </table:table-cell>
          <table:table-cell table:number-columns-repeated="250"/>
        </table:table-row>
        <table:table-row table:style-name="ro27">
          <table:table-cell table:style-name="ce47" office:value-type="string">
            <text:p>REG_GTN_CCP_394</text:p>
          </table:table-cell>
          <table:table-cell table:number-columns-repeated="2" table:style-name="ce173" office:value-type="string">
            <text:p>Portal</text:p>
          </table:table-cell>
          <table:table-cell table:style-name="ce173" office:value-type="string">
            <text:p><text:span text:style-name="T7">Secours Catholique : Portal tickets backport</text:span></text:p>
            <text:p><text:span text:style-name="T8">- Mandatory textarea (*) should be on the right , not in the bottom</text:span></text:p>
            <text:p><text:span text:style-name="T9">- Checkoi inh if the max length of Group label is up to 50 characters</text:span></text:p>
            <text:p><text:span text:style-name="T9">- Check the translation of label in message popup</text:span></text:p>
          </table:table-cell>
          <table:table-cell table:style-name="ce155" office:value-type="string">
            <text:p>PORTAL-3739</text:p>
            <text:p><text:span text:style-name="T10">PORTAL-</text:span><text:span text:style-name="T11">3740</text:span></text:p>
            <text:p><text:span text:style-name="T11">Portal-3658</text:span></text:p>
          </table:table-cell>
          <table:table-cell table:style-name="ce180" table:formula="oooc:=SUMPRODUCT(([Bugs_v1_6_5.B$7:Bugs_v1_6_5.B$970]=[.$A9])*([Bugs_v1_6_5.A$7:Bugs_v1_6_5.A$970]&lt;&gt;&quot;&quot;))" office:value-type="float" office:value="3">
            <text:p>3</text:p>
          </table:table-cell>
          <table:table-cell table:number-columns-repeated="250"/>
        </table:table-row>
        <table:table-row table:style-name="ro10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80" table:formula="oooc:=SUMPRODUCT(([Bugs_v1_6_6.B$7:Bugs_v1_6_6.B$970]=[.$A10])*([Bugs_v1_6_6.A$7:Bugs_v1_6_6.A$970]&lt;&gt;&quot;&quot;))" office:value-type="float" office:value="1">
            <text:p>1</text:p>
          </table:table-cell>
          <table:table-cell table:style-name="ce183" office:value-type="string">
            <text:p>1.6.6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39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0" table:formula="oooc:=SUMPRODUCT(([Bugs_v1_6_6.B$7:Bugs_v1_6_6.B$970]=[.$A11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395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0" table:formula="oooc:=SUMPRODUCT(([Bugs_v1_6_6.B$7:Bugs_v1_6_6.B$970]=[.$A12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46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0" table:formula="oooc:=SUMPRODUCT(([Bugs_v1_6_6.B$7:Bugs_v1_6_6.B$970]=[.$A13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PRL_001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0" table:formula="oooc:=SUMPRODUCT(([Bugs_v1_6_6.B$7:Bugs_v1_6_6.B$970]=[.$A14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379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0" table:formula="oooc:=SUMPRODUCT(([Bugs_v1_6_6.B$7:Bugs_v1_6_6.B$970]=[.$A15])*([Bugs_v1_6_6.A$7:Bugs_v1_6_6.A$970]&lt;&gt;&quot;&quot;))" office:value-type="float" office:value="2">
            <text:p>2</text:p>
          </table:table-cell>
          <table:table-cell table:number-columns-repeated="250"/>
        </table:table-row>
        <table:table-row table:style-name="ro17">
          <table:table-cell table:style-name="ce49" office:value-type="string">
            <text:p>REG_GTN_CCP_428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0" table:formula="oooc:=SUMPRODUCT(([Bugs_v1_6_6.B$7:Bugs_v1_6_6.B$970]=[.$A16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6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0" table:formula="oooc:=SUMPRODUCT(([Bugs_v1_6_6.B$7:Bugs_v1_6_6.B$970]=[.$A17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6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0" table:formula="oooc:=SUMPRODUCT(([Bugs_v1_6_6.B$7:Bugs_v1_6_6.B$970]=[.$A18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2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0" table:formula="oooc:=SUMPRODUCT(([Bugs_v1_6_6.B$7:Bugs_v1_6_6.B$970]=[.$A19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3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0" table:formula="oooc:=SUMPRODUCT(([Bugs_v1_6_6.B$7:Bugs_v1_6_6.B$970]=[.$A20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8" office:value-type="string">
            <text:p>Portal-2983</text:p>
          </table:table-cell>
          <table:table-cell table:style-name="ce178" table:formula="oooc:=SUMPRODUCT(([Bugs_v1_6_7.B$7:Bugs_v1_6_7.B$970]=[.$A21])*([Bugs_v1_6_7.A$7:Bugs_v1_6_7.A$970]&lt;&gt;&quot;&quot;))" office:value-type="float" office:value="1">
            <text:p>1</text:p>
          </table:table-cell>
          <table:table-cell table:style-name="ce178" office:value-type="string">
            <text:p>1.6.7</text:p>
          </table:table-cell>
          <table:table-cell table:number-columns-repeated="249"/>
        </table:table-row>
        <table:table-row table:style-name="ro17">
          <table:table-cell table:style-name="ce50" office:value-type="string">
            <text:p>REG_GTN_PRL_005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_6_7.B$7:Bugs_v1_6_7.B$970]=[.$A22])*([Bugs_v1_6_7.A$7:Bugs_v1_6_7.A$970]&lt;&gt;&quot;&quot;))" office:value-type="float" office:value="4">
            <text:p>4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CCP_499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_6_7.B$7:Bugs_v1_6_7.B$970]=[.$A23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PRL_00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_6_7.B$7:Bugs_v1_6_7.B$970]=[.$A24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PRL_007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_6_7.B$7:Bugs_v1_6_7.B$970]=[.$A25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CCP_58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_6_7.B$7:Bugs_v1_6_7.B$970]=[.$A26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1">
          <table:table-cell table:style-name="ce171" office:value-type="string" table:number-columns-spanned="5" table:number-rows-spanned="1">
            <text:p>Total</text:p>
          </table:table-cell>
          <table:covered-table-cell table:number-columns-repeated="3" table:style-name="ce174"/>
          <table:covered-table-cell table:style-name="ce173"/>
          <table:table-cell table:style-name="ce182" table:formula="oooc:=SUM([.F4:.F26])" office:value-type="float" office:value="29">
            <text:p>29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5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53:03</dc:date>
    <meta:print-date>2008-06-17T00:45:47</meta:print-date>
    <meta:editing-cycles>879</meta:editing-cycles>
    <meta:editing-duration>P14DT16H12M38S</meta:editing-duration>
    <meta:user-defined meta:name="Info 1"/>
    <meta:user-defined meta:name="Info 2"/>
    <meta:user-defined meta:name="Info 3"/>
    <meta:user-defined meta:name="Info 4"/>
    <meta:document-statistic meta:table-count="7" meta:cell-count="1303" meta:object-count="1"/>
  </office:meta>
</office:document-meta>
</file>